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99302F1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0.31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</text:p>
          </draw:text-box>
        </draw:frame>
        <draw:frame presentation:style-name="pr2" draw:text-style-name="P1" draw:layer="layout" svg:width="24.6cm" svg:height="1.267cm" svg:x="1.4cm" svg:y="3.209cm" presentation:class="subtitle" presentation:user-transformed="true">
          <draw:text-box>
            <text:p>QA</text:p>
          </draw:text-box>
        </draw:frame>
        <draw:frame draw:style-name="gr1" draw:text-style-name="P2" draw:layer="layout" svg:width="6.772cm" svg:height="6.772cm" svg:x="10.5cm" svg:y="4.728cm">
          <draw:image xlink:href="Pictures/10000000000002000000020099302F1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4:03:02.539942453</meta:creation-date>
    <dc:date>2025-07-20T14:04:16.157460410</dc:date>
    <meta:editing-duration>PT1M14S</meta:editing-duration>
    <meta:editing-cycles>1</meta:editing-cycles>
    <meta:document-statistic meta:object-count="26"/>
    <meta:generator>LibreOffice/25.2.5.2$Linux_X86_64 LibreOffice_project/520$Build-2</meta:generator>
  </office:meta>
</office:document-meta>
</file>